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'Helvetica Neue', Helvetica, sans-serif"/>
    <style:font-face style:name="Consolas" svg:font-family="Consolas, Monaco, 'Andale Mono', 'Ubuntu Mono', monospace"/>
    <style:font-face style:name="Open Sans" svg:font-family="'Open Sans', Arial, sans-serif"/>
    <style:font-face style:name="Ubuntu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e31d"/>
    </style:style>
    <style:style style:name="P2" style:family="paragraph" style:parent-style-name="Standard">
      <style:text-properties officeooo:rsid="00053eda" officeooo:paragraph-rsid="0006addf"/>
    </style:style>
    <style:style style:name="P3" style:family="paragraph" style:parent-style-name="Standard">
      <style:text-properties officeooo:rsid="00053eda" officeooo:paragraph-rsid="00053eda"/>
    </style:style>
    <style:style style:name="P4" style:family="paragraph" style:parent-style-name="Standard">
      <style:text-properties officeooo:rsid="0006addf" officeooo:paragraph-rsid="0006addf"/>
    </style:style>
    <style:style style:name="P5" style:family="paragraph" style:parent-style-name="Standard">
      <style:text-properties officeooo:rsid="0001e31d" officeooo:paragraph-rsid="0001e31d"/>
    </style:style>
    <style:style style:name="P6" style:family="paragraph" style:parent-style-name="Standard">
      <style:text-properties fo:font-variant="normal" fo:text-transform="none" fo:color="#333333" fo:letter-spacing="normal" officeooo:rsid="0002d987" officeooo:paragraph-rsid="0002d987"/>
    </style:style>
    <style:style style:name="P7" style:family="paragraph" style:parent-style-name="Standard">
      <style:text-properties fo:font-variant="normal" fo:text-transform="none" fo:color="#333333" style:font-name="Ubuntu" fo:font-size="12pt" fo:letter-spacing="normal" fo:font-style="normal" fo:font-weight="normal" officeooo:rsid="00058c63" officeooo:paragraph-rsid="0006addf"/>
    </style:style>
    <style:style style:name="P8" style:family="paragraph" style:parent-style-name="Standard">
      <style:text-properties fo:font-variant="normal" fo:text-transform="none" fo:color="#333333" style:font-name="Ubuntu" fo:font-size="12pt" fo:letter-spacing="normal" fo:font-style="normal" fo:font-weight="normal" officeooo:rsid="000a66bb" officeooo:paragraph-rsid="000a66bb"/>
    </style:style>
    <style:style style:name="P9" style:family="paragraph" style:parent-style-name="Standard">
      <style:text-properties officeooo:paragraph-rsid="00053eda"/>
    </style:style>
    <style:style style:name="P10" style:family="paragraph" style:parent-style-name="Standard">
      <style:text-properties officeooo:rsid="0013946b" officeooo:paragraph-rsid="0013946b"/>
    </style:style>
    <style:style style:name="P11" style:family="paragraph" style:parent-style-name="Standard">
      <style:text-properties officeooo:paragraph-rsid="0014831f"/>
    </style:style>
    <style:style style:name="P12" style:family="paragraph" style:parent-style-name="Standard">
      <style:text-properties officeooo:rsid="00182b9e" officeooo:paragraph-rsid="00182b9e"/>
    </style:style>
    <style:style style:name="P13" style:family="paragraph" style:parent-style-name="Standard">
      <style:text-properties officeooo:paragraph-rsid="00182b9e"/>
    </style:style>
    <style:style style:name="P14" style:family="paragraph" style:parent-style-name="Standard">
      <style:text-properties style:font-name="Liberation Serif" fo:font-weight="bold" officeooo:paragraph-rsid="000a66bb" style:font-weight-asian="bold" style:font-weight-complex="bold"/>
    </style:style>
    <style:style style:name="P15" style:family="paragraph" style:parent-style-name="Standard">
      <style:text-properties fo:font-size="14pt" officeooo:paragraph-rsid="0002d987" style:font-size-asian="14pt" style:font-size-complex="14pt"/>
    </style:style>
    <style:style style:name="P16" style:family="paragraph" style:parent-style-name="Text_20_body">
      <style:text-properties officeooo:rsid="000a66bb" officeooo:paragraph-rsid="000a66bb"/>
    </style:style>
    <style:style style:name="P17" style:family="paragraph" style:parent-style-name="Text_20_body">
      <style:text-properties officeooo:rsid="000afa8a" officeooo:paragraph-rsid="000afa8a"/>
    </style:style>
    <style:style style:name="P18" style:family="paragraph" style:parent-style-name="Text_20_body">
      <style:text-properties officeooo:rsid="000afa8a" officeooo:paragraph-rsid="00206f6b"/>
    </style:style>
    <style:style style:name="P19" style:family="paragraph" style:parent-style-name="Text_20_body">
      <style:text-properties officeooo:rsid="00206f6b" officeooo:paragraph-rsid="00206f6b"/>
    </style:style>
    <style:style style:name="P20" style:family="paragraph" style:parent-style-name="Text_20_body">
      <style:text-properties officeooo:rsid="00206f6b" officeooo:paragraph-rsid="002202b7"/>
    </style:style>
    <style:style style:name="P21" style:family="paragraph" style:parent-style-name="Text_20_body">
      <style:text-properties officeooo:rsid="002202b7" officeooo:paragraph-rsid="002202b7"/>
    </style:style>
    <style:style style:name="P22" style:family="paragraph" style:parent-style-name="Text_20_body">
      <style:text-properties officeooo:rsid="0024d77d" officeooo:paragraph-rsid="0024d77d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0afa8a"/>
    </style:style>
    <style:style style:name="P24" style:family="paragraph" style:parent-style-name="Standard">
      <style:text-properties fo:font-variant="normal" fo:text-transform="none" fo:color="#333333" fo:font-size="14pt" fo:letter-spacing="normal" officeooo:rsid="00053eda" officeooo:paragraph-rsid="0002d987" style:font-size-asian="14pt" style:font-size-complex="14pt"/>
    </style:style>
    <style:style style:name="P25" style:family="paragraph" style:parent-style-name="Standard">
      <style:text-properties fo:font-variant="normal" fo:text-transform="none" fo:color="#333333" fo:font-size="14pt" fo:letter-spacing="normal" officeooo:rsid="0001e31d" officeooo:paragraph-rsid="0002d987" style:font-size-asian="14pt" style:font-size-complex="14pt"/>
    </style:style>
    <style:style style:name="P26" style:family="paragraph" style:parent-style-name="Standard" style:list-style-name="L1">
      <style:text-properties fo:font-variant="normal" fo:text-transform="none" fo:color="#333333" style:font-name="Arial" fo:font-size="11.25pt" fo:letter-spacing="normal" fo:font-style="normal" fo:font-weight="normal" officeooo:rsid="0001e31d" officeooo:paragraph-rsid="0002d987"/>
    </style:style>
    <style:style style:name="P27" style:family="paragraph" style:parent-style-name="Standard" style:list-style-name="L1">
      <style:text-properties fo:font-variant="normal" fo:text-transform="none" fo:color="#333333" fo:letter-spacing="normal" officeooo:rsid="0001e31d" officeooo:paragraph-rsid="0002d987"/>
    </style:style>
    <style:style style:name="P28" style:family="paragraph" style:parent-style-name="Standard" style:list-style-name="L2">
      <style:text-properties fo:font-variant="normal" fo:text-transform="none" fo:color="#333333" fo:letter-spacing="normal" officeooo:rsid="0002d987" officeooo:paragraph-rsid="0002d987"/>
    </style:style>
    <style:style style:name="P29" style:family="paragraph" style:parent-style-name="Standard" style:list-style-name="L1">
      <style:text-properties fo:font-variant="normal" fo:text-transform="none" fo:color="#333333" fo:letter-spacing="normal" officeooo:rsid="002952d0" officeooo:paragraph-rsid="002952d0"/>
    </style:style>
    <style:style style:name="P30" style:family="paragraph" style:parent-style-name="Standard" style:list-style-name="L3">
      <style:text-properties fo:font-variant="normal" fo:text-transform="none" fo:color="#333333" style:font-name="Ubuntu" fo:font-size="12pt" fo:letter-spacing="normal" fo:font-style="normal" fo:font-weight="normal" officeooo:paragraph-rsid="0002d987"/>
    </style:style>
    <style:style style:name="P31" style:family="paragraph" style:parent-style-name="Standard">
      <style:text-properties officeooo:rsid="00053eda" officeooo:paragraph-rsid="0014831f"/>
    </style:style>
    <style:style style:name="P32" style:family="paragraph" style:parent-style-name="Standard" style:list-style-name="L3">
      <style:text-properties officeooo:paragraph-rsid="002952d0"/>
    </style:style>
    <style:style style:name="P33" style:family="paragraph" style:parent-style-name="Text_20_body">
      <style:text-properties officeooo:rsid="000afa8a" officeooo:paragraph-rsid="002202b7"/>
    </style:style>
    <style:style style:name="P34" style:family="paragraph" style:parent-style-name="Text_20_body">
      <style:text-properties officeooo:rsid="002202b7" officeooo:paragraph-rsid="002202b7"/>
    </style:style>
    <style:style style:name="T1" style:family="text">
      <style:text-properties officeooo:rsid="0001e31d"/>
    </style:style>
    <style:style style:name="T2" style:family="text">
      <style:text-properties fo:font-variant="normal" fo:text-transform="none" fo:color="#333333" style:font-name="Ubuntu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Ubuntu" fo:font-size="12pt" fo:letter-spacing="normal" fo:font-style="normal" fo:font-weight="normal" officeooo:rsid="002952d0"/>
    </style:style>
    <style:style style:name="T4" style:family="text">
      <style:text-properties fo:font-variant="normal" fo:text-transform="none" fo:color="#333333" fo:letter-spacing="normal" officeooo:rsid="0001e31d"/>
    </style:style>
    <style:style style:name="T5" style:family="text">
      <style:text-properties fo:font-variant="normal" fo:text-transform="none" fo:color="#333333" fo:letter-spacing="normal" officeooo:rsid="00053eda"/>
    </style:style>
    <style:style style:name="T6" style:family="text">
      <style:text-properties fo:font-variant="normal" fo:text-transform="none" fo:color="#333333" fo:font-size="12pt" fo:letter-spacing="normal" fo:font-style="normal" officeooo:rsid="00058c63"/>
    </style:style>
    <style:style style:name="T7" style:family="text">
      <style:text-properties fo:font-variant="normal" fo:text-transform="none" fo:color="#333333" fo:font-size="12pt" fo:letter-spacing="normal" fo:font-style="normal" officeooo:rsid="000a66bb"/>
    </style:style>
    <style:style style:name="T8" style:family="text">
      <style:text-properties fo:font-variant="normal" fo:text-transform="none" fo:color="#333333" fo:font-size="10.5pt" fo:letter-spacing="normal" fo:font-style="normal"/>
    </style:style>
    <style:style style:name="T9" style:family="text">
      <style:text-properties fo:font-variant="normal" fo:text-transform="none" fo:color="#2d3e50" fo:letter-spacing="normal" fo:font-weight="bold" officeooo:rsid="00053eda" style:font-weight-asian="bold" style:font-weight-complex="bold"/>
    </style:style>
    <style:style style:name="T10" style:family="text">
      <style:text-properties fo:font-variant="normal" fo:text-transform="none" fo:color="#3b3c40" style:font-name="Open Sans" fo:font-size="10.5pt" fo:letter-spacing="normal" fo:font-style="normal" fo:font-weight="normal"/>
    </style:style>
    <style:style style:name="T11" style:family="text">
      <style:text-properties fo:font-variant="normal" fo:text-transform="none" fo:color="#3b3c4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3b3c40" style:font-name="Liberation Serif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13" style:family="text">
      <style:text-properties fo:font-variant="normal" fo:text-transform="none" fo:color="#999999" style:font-name="Consolas" fo:font-size="10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999999" style:font-name="Consolas" fo:font-size="10.5pt" fo:letter-spacing="normal" fo:font-style="normal" fo:font-weight="normal" officeooo:rsid="000afa8a" loext:padding="0cm" loext:border="none"/>
    </style:style>
    <style:style style:name="T15" style:family="text">
      <style:text-properties officeooo:rsid="00058c63"/>
    </style:style>
    <style:style style:name="T16" style:family="text">
      <style:text-properties officeooo:rsid="0006addf"/>
    </style:style>
    <style:style style:name="T17" style:family="text">
      <style:text-properties officeooo:rsid="000f1c46"/>
    </style:style>
    <style:style style:name="T18" style:family="text">
      <style:text-properties officeooo:rsid="0013946b"/>
    </style:style>
    <style:style style:name="T19" style:family="text">
      <style:text-properties officeooo:rsid="00182b9e"/>
    </style:style>
    <style:style style:name="T20" style:family="text">
      <style:text-properties officeooo:rsid="001994d7"/>
    </style:style>
    <style:style style:name="T21" style:family="text">
      <style:text-properties officeooo:rsid="00206f6b"/>
    </style:style>
    <style:style style:name="T22" style:family="text">
      <style:text-properties officeooo:rsid="00237e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Que 3.</text:span><text:span text:style-name="T9">Explain difference between bind and call ?</text:span></text:p>
      <text:p text:style-name="P5">Ans 3.</text:p>
      <text:p text:style-name="P24"/>
      <text:p text:style-name="P15"><text:span text:style-name="T5">bind</text:span><text:span text:style-name="T4">-</text:span></text:p>
      <text:list xml:id="list7263161995268504201" text:style-name="L1">
        <text:list-item>
          <text:p text:style-name="P26">when you want that function to later be called with a certain context, useful in events.</text:p>
        </text:list-item>
        <text:list-item>
          <text:p text:style-name="P27">used to fix the value of ‘this ‘to a specific object (called the context object)</text:p>
        </text:list-item>
        <text:list-item>
          <text:p text:style-name="P29">can be used afterwards</text:p>
        </text:list-item>
      </text:list>
      <text:p text:style-name="P3">Eg:</text:p>
      <text:p text:style-name="P3"><text:tab/><text:span text:style-name="T18">this.x=9;//global variable </text:span></text:p>
      <text:p text:style-name="P3"><text:tab/><text:span text:style-name="T18">var a={</text:span></text:p>
      <text:p text:style-name="P3"><text:tab/><text:tab/><text:span text:style-name="T18">x:5, //overwriting global var</text:span></text:p>
      <text:p text:style-name="P31"><text:tab/><text:tab/>getx:function(){return this.x;} </text:p>
      <text:p text:style-name="P31"><text:tab/><text:tab/>};</text:p>
      <text:p text:style-name="P11"/>
      <text:p text:style-name="P10">a.getx();<text:tab/>//5 – <text:span text:style-name="T20">this is pointing to its current reference (this.getx())</text:span></text:p>
      <text:p text:style-name="P10">var ob=a.getx;</text:p>
      <text:p text:style-name="P10">ob(); <text:tab/><text:tab/>//9 -<text:span text:style-name="T20">this will point to window object(ob.x)</text:span></text:p>
      <text:p text:style-name="P12">var ob1=ob.bind(a);</text:p>
      <text:p text:style-name="P13"><text:span text:style-name="T19">ob1();<text:tab/><text:tab/>//5 – <text:s/>we have extracted method from object(ob) &amp; later call that function &amp;use it as original object as its ‘this’</text:span><text:span text:style-name="T10"> </text:span></text:p>
      <text:p text:style-name="P9"><text:span text:style-name="Source_20_Text"><text:span text:style-name="T13"/></text:span></text:p>
      <text:p text:style-name="P25">call-</text:p>
      <text:list xml:id="list1627809460135734625" text:style-name="L2">
        <text:list-item>
          <text:p text:style-name="P28">Function.call takes a context parameter as the first argument: anything passed here is</text:p>
        </text:list-item>
      </text:list>
      <text:p text:style-name="P6"><text:tab/>accessible using ‘this’ inside the function body.Any arguments that follow the context end <text:tab/>up being the arguments to the function itself.</text:p>
      <text:list xml:id="list8992576014619441581" text:style-name="L3">
        <text:list-item>
          <text:p text:style-name="P32"><text:span text:style-name="T4">The arguments are passed in the function as they are </text:span></text:p>
        </text:list-item>
        <text:list-item>
          <text:p text:style-name="P32"><text:span text:style-name="T3">used immediately</text:span><text:span text:style-name="T2"> </text:span></text:p>
          <text:p text:style-name="P30"/>
        </text:list-item>
      </text:list>
      <text:p text:style-name="P4">Eg:</text:p>
      <text:p text:style-name="P2">var p={fname:’jon’,lname:’k<text:span text:style-name="T17">ing</text:span>’};</text:p>
      <text:p text:style-name="P2">function say(){</text:p>
      <text:p text:style-name="P2">console.log(‘hi’+’ ‘<text:span text:style-name="T15">+ </text:span>this.fname+’ ’+this.lname); }</text:p>
      <text:p text:style-name="P2"><text:s/>say.<text:span text:style-name="T16">call</text:span>(p);<text:span text:style-name="T17">//jon king</text:span></text:p>
      <text:p text:style-name="P7"/>
      <text:p text:style-name="P14"><text:span text:style-name="T6">Q</text:span><text:span text:style-name="T7">ue 4. </text:span><text:span text:style-name="T8">Explain 3 properties of argument object.</text:span></text:p>
      <text:p text:style-name="P8">Ans 4.</text:p>
      <text:p text:style-name="P16"><text:span text:style-name="T11">The </text:span><text:span text:style-name="Strong_20_Emphasis"><text:span text:style-name="Source_20_Text"><text:span text:style-name="T12">arguments </text:span></text:span></text:span><text:span text:style-name="T11">object is an </text:span><text:span text:style-name="Source_20_Text"><text:span text:style-name="T12">Array</text:span></text:span><text:span text:style-name="T11">-like object corresponding to the arguments passed to a function.</text:span></text:p>
      <text:p text:style-name="P16"><text:span text:style-name="T22">Syntax </text:span>: arguments</text:p>
      <text:p text:style-name="P16">Properties :</text:p>
      <text:p text:style-name="P16">1. arguments.length-Reference to the number of arguments passed to that function </text:p>
      <text:p text:style-name="P16">2. arguments.caller- Reference to the function that invoked the currently executing function</text:p>
      <text:p text:style-name="P16">3.arguments.callee-Reference to the currently executing function .<text:span text:style-name="T21">Use to refer annoynmous function</text:span></text:p>
      <text:p text:style-name="P18">Eg . Function fn(a){</text:p>
      <text:p text:style-name="P19">for(int i=0;i&lt;arguments.length;i++)</text:p>
      <text:p text:style-name="P33">console.log(arguments[i]); //accessing value </text:p>
      <text:p text:style-name="P20"><text:soft-page-break/></text:p>
      <text:p text:style-name="P22">function who(){</text:p>
      <text:p text:style-name="P22">if(who.caller==null)</text:p>
      <text:p text:style-name="P22">console.log(‘global scope’);</text:p>
      <text:p text:style-name="P22">else</text:p>
      <text:p text:style-name="P22">console.log(who.caller);</text:p>
      <text:p text:style-name="P22"/>
      <text:p text:style-name="P21">return function(n){</text:p>
      <text:p text:style-name="P21">if(n&lt;=1) return 1;</text:p>
      <text:p text:style-name="P21">return n*arguments.callee(n-1); //calling annoynmous fn</text:p>
      <text:p text:style-name="P21">};</text:p>
      <text:p text:style-name="P21"/>
      <text:p text:style-name="P33">}</text:p>
      <text:p text:style-name="P17">fn(2,3); <text:tab/>//used in case of <text:s/>variable arguments 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'Helvetica Neue', Helvetica, sans-serif"/>
    <style:font-face style:name="Consolas" svg:font-family="Consolas, Monaco, 'Andale Mono', 'Ubuntu Mono', monospace"/>
    <style:font-face style:name="Open Sans" svg:font-family="'Open Sans', Arial, sans-serif"/>
    <style:font-face style:name="Ubuntu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6:20:34.103277246</meta:creation-date>
    <dc:date>2017-02-22T13:50:27.301024327</dc:date>
    <meta:editing-duration>PT1H57M25S</meta:editing-duration>
    <meta:editing-cycles>36</meta:editing-cycles>
    <meta:generator>LibreOffice/5.1.4.2$Linux_X86_64 LibreOffice_project/10m0$Build-2</meta:generator>
    <meta:document-statistic meta:table-count="0" meta:image-count="0" meta:object-count="0" meta:page-count="2" meta:paragraph-count="50" meta:word-count="266" meta:character-count="1853" meta:non-whitespace-character-count="1616"/>
  </office:meta>
</office:document-meta>
</file>